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7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22.74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0.81mm"/>
    </style:style>
    <style:style style:name="co6" style:family="table-column">
      <style:table-column-properties fo:break-before="auto" style:column-width="28.5mm"/>
    </style:style>
    <style:style style:name="co7" style:family="table-column">
      <style:table-column-properties fo:break-before="auto" style:column-width="15.05mm"/>
    </style:style>
    <style:style style:name="co8" style:family="table-column">
      <style:table-column-properties fo:break-before="auto" style:column-width="19.21mm"/>
    </style:style>
    <style:style style:name="co9" style:family="table-column">
      <style:table-column-properties fo:break-before="auto" style:column-width="24.02mm"/>
    </style:style>
    <style:style style:name="co10" style:family="table-column">
      <style:table-column-properties fo:break-before="auto" style:column-width="21.45mm"/>
    </style:style>
    <style:style style:name="co11" style:family="table-column">
      <style:table-column-properties fo:break-before="auto" style:column-width="21.13mm"/>
    </style:style>
    <style:style style:name="co12" style:family="table-column">
      <style:table-column-properties fo:break-before="auto" style:column-width="16.65mm"/>
    </style:style>
    <style:style style:name="co13" style:family="table-column">
      <style:table-column-properties fo:break-before="auto" style:column-width="15.36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HW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W6</text:p>
          </table:table-cell>
          <table:table-cell office:value-type="string" calcext:value-type="string">
            <text:p>HW7</text:p>
          </table:table-cell>
          <table:table-cell office:value-type="string" calcext:value-type="string">
            <text:p>HW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HWTotal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g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hishek hegd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*SUM([.B2];[.C2];[.D2];[.E2];[.F2];[.H2];[.I2];[.J2])/80" office:value-type="float" office:value="96.25" calcext:value-type="float">
            <text:p>96.25</text:p>
          </table:table-cell>
          <table:table-cell office:value-type="float" office:value="10" calcext:value-type="float">
            <text:p>10</text:p>
          </table:table-cell>
          <table:table-cell table:formula="of:=SUM(3*[.G2];3*[.K2];3*[.L2];10*[.M2])/100" office:value-type="float" office:value="9.5875" calcext:value-type="float">
            <text:p>9.58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nya bhowmick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100*SUM([.B3];[.C3];[.D3];[.E3];[.F3];[.H3];[.I3];[.J3])/80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SUM(3*[.G3];3*[.K3];3*[.L3];10*[.M3])/100" office:value-type="float" office:value="6.62" calcext:value-type="float">
            <text:p>6.62</text:p>
          </table:table-cell>
          <table:table-cell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eb shah mohammed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*SUM([.B4];[.C4];[.D4];[.E4];[.F4];[.H4];[.I4];[.J4])/80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formula="of:=SUM(3*[.G4];3*[.K4];3*[.L4];10*[.M4])/100" office:value-type="float" office:value="9.55" calcext:value-type="float">
            <text:p>9.5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ya vadner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100*SUM([.B5];[.C5];[.D5];[.E5];[.F5];[.H5];[.I5];[.J5])/80" office:value-type="float" office:value="91.25" calcext:value-type="float">
            <text:p>91.25</text:p>
          </table:table-cell>
          <table:table-cell office:value-type="float" office:value="10" calcext:value-type="float">
            <text:p>10</text:p>
          </table:table-cell>
          <table:table-cell table:formula="of:=SUM(3*[.G5];3*[.K5];3*[.L5];10*[.M5])/100" office:value-type="float" office:value="9.2875" calcext:value-type="float">
            <text:p>9.28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utosh roy choudhury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100*SUM([.B6];[.C6];[.D6];[.E6];[.F6];[.H6];[.I6];[.J6])/80"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SUM(3*[.G6];3*[.K6];3*[.L6];10*[.M6])/100" office:value-type="float" office:value="8.59" calcext:value-type="float">
            <text:p>8.59</text:p>
          </table:table-cell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inandan</text:p>
          </table:table-cell>
          <table:table-cell table:number-columns-repeated="10"/>
          <table:table-cell table:formula="of:=100*SUM([.B7];[.C7];[.D7];[.E7];[.F7];[.H7];[.I7];[.J7])/80" office:value-type="float" office:value="0" calcext:value-type="float">
            <text:p>0</text:p>
          </table:table-cell>
          <table:table-cell/>
          <table:table-cell table:formula="of:=SUM(3*[.G7];3*[.K7];3*[.L7];10*[.M7])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jit paria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100*SUM([.B8];[.C8];[.D8];[.E8];[.F8];[.H8];[.I8];[.J8])/80" office:value-type="float" office:value="92.5" calcext:value-type="float">
            <text:p>92.5</text:p>
          </table:table-cell>
          <table:table-cell office:value-type="float" office:value="9" calcext:value-type="float">
            <text:p>9</text:p>
          </table:table-cell>
          <table:table-cell table:formula="of:=SUM(3*[.G8];3*[.K8];3*[.L8];10*[.M8])/100" office:value-type="float" office:value="9.315" calcext:value-type="float">
            <text:p>9.31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ak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100*SUM([.B9];[.C9];[.D9];[.E9];[.F9];[.H9];[.I9];[.J9])/80" office:value-type="float" office:value="91.875" calcext:value-type="float">
            <text:p>91.875</text:p>
          </table:table-cell>
          <table:table-cell office:value-type="float" office:value="10" calcext:value-type="float">
            <text:p>10</text:p>
          </table:table-cell>
          <table:table-cell table:formula="of:=SUM(3*[.G9];3*[.K9];3*[.L9];10*[.M9])/100" office:value-type="float" office:value="8.31625" calcext:value-type="float">
            <text:p>8.31625</text:p>
          </table:table-cell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ang agarwal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00*SUM([.B10];[.C10];[.D10];[.E10];[.F10];[.H10];[.I10];[.J10])/80" office:value-type="float" office:value="96.25" calcext:value-type="float">
            <text:p>96.25</text:p>
          </table:table-cell>
          <table:table-cell office:value-type="float" office:value="10" calcext:value-type="float">
            <text:p>10</text:p>
          </table:table-cell>
          <table:table-cell table:formula="of:=SUM(3*[.G10];3*[.K10];3*[.L10];10*[.M10])/100" office:value-type="float" office:value="9.8875" calcext:value-type="float">
            <text:p>9.88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esh rajpa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*SUM([.B11];[.C11];[.D11];[.E11];[.F11];[.H11];[.I11];[.J11])/80" office:value-type="float" office:value="96.25" calcext:value-type="float">
            <text:p>96.25</text:p>
          </table:table-cell>
          <table:table-cell office:value-type="float" office:value="10" calcext:value-type="float">
            <text:p>10</text:p>
          </table:table-cell>
          <table:table-cell table:formula="of:=SUM(3*[.G11];3*[.K11];3*[.L11];10*[.M11])/100" office:value-type="float" office:value="9.5875" calcext:value-type="float">
            <text:p>9.58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ruv nevati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100*SUM([.B12];[.C12];[.D12];[.E12];[.F12];[.H12];[.I12];[.J12])/80" office:value-type="float" office:value="91.25" calcext:value-type="float">
            <text:p>91.25</text:p>
          </table:table-cell>
          <table:table-cell office:value-type="float" office:value="10" calcext:value-type="float">
            <text:p>10</text:p>
          </table:table-cell>
          <table:table-cell table:formula="of:=SUM(3*[.G12];3*[.K12];3*[.L12];10*[.M12])/100" office:value-type="float" office:value="8.0575" calcext:value-type="float">
            <text:p>8.057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anta mukhopadhyay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*SUM([.B13];[.C13];[.D13];[.E13];[.F13];[.H13];[.I13];[.J13])/80" office:value-type="float" office:value="93.125" calcext:value-type="float">
            <text:p>93.125</text:p>
          </table:table-cell>
          <table:table-cell office:value-type="float" office:value="10" calcext:value-type="float">
            <text:p>10</text:p>
          </table:table-cell>
          <table:table-cell table:formula="of:=SUM(3*[.G13];3*[.K13];3*[.L13];10*[.M13])/100" office:value-type="float" office:value="9.25375" calcext:value-type="float">
            <text:p>9.253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kanshdeep gupt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0" calcext:value-type="float">
            <text:p>90</text:p>
          </table:table-cell>
          <table:table-cell table:formula="of:=100*SUM([.B14];[.C14];[.D14];[.E14];[.F14];[.H14];[.I14];[.J14])/80" office:value-type="float" office:value="98.125" calcext:value-type="float">
            <text:p>98.125</text:p>
          </table:table-cell>
          <table:table-cell office:value-type="float" office:value="10" calcext:value-type="float">
            <text:p>10</text:p>
          </table:table-cell>
          <table:table-cell table:formula="of:=SUM(3*[.G14];3*[.K14];3*[.L14];10*[.M14])/100" office:value-type="float" office:value="9.64375" calcext:value-type="float">
            <text:p>9.643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vind r</text:p>
          </table:table-cell>
          <table:table-cell table:number-columns-repeated="4"/>
          <table:table-cell office:value-type="float" office:value="9.5" calcext:value-type="float">
            <text:p>9.5</text:p>
          </table:table-cell>
          <table:table-cell table:number-columns-repeated="5"/>
          <table:table-cell table:formula="of:=100*SUM([.B15];[.C15];[.D15];[.E15];[.F15];[.H15];[.I15];[.J15])/80" office:value-type="float" office:value="11.875" calcext:value-type="float">
            <text:p>11.875</text:p>
          </table:table-cell>
          <table:table-cell/>
          <table:table-cell table:formula="of:=SUM(3*[.G15];3*[.K15];3*[.L15];10*[.M15])/100" office:value-type="float" office:value="0.35625" calcext:value-type="float">
            <text:p>0.3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anuel jeremy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00*SUM([.B16];[.C16];[.D16];[.E16];[.F16];[.H16];[.I16];[.J16])/8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SUM(3*[.G16];3*[.K16];3*[.L16];10*[.M16])/100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raneel mukhapadhyay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00*SUM([.B17];[.C17];[.D17];[.E17];[.F17];[.H17];[.I17];[.J17])/80" office:value-type="float" office:value="98.125" calcext:value-type="float">
            <text:p>98.125</text:p>
          </table:table-cell>
          <table:table-cell office:value-type="float" office:value="7" calcext:value-type="float">
            <text:p>7</text:p>
          </table:table-cell>
          <table:table-cell table:formula="of:=SUM(3*[.G17];3*[.K17];3*[.L17];10*[.M17])/100" office:value-type="float" office:value="8.68375" calcext:value-type="float">
            <text:p>8.68375</text:p>
          </table:table-cell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pil pau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*SUM([.B18];[.C18];[.D18];[.E18];[.F18];[.H18];[.I18];[.J18])/80" office:value-type="float" office:value="98.125" calcext:value-type="float">
            <text:p>98.125</text:p>
          </table:table-cell>
          <table:table-cell office:value-type="float" office:value="10" calcext:value-type="float">
            <text:p>10</text:p>
          </table:table-cell>
          <table:table-cell table:formula="of:=SUM(3*[.G18];3*[.K18];3*[.L18];10*[.M18])/100" office:value-type="float" office:value="9.58375" calcext:value-type="float">
            <text:p>9.583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ti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100*SUM([.B19];[.C19];[.D19];[.E19];[.F19];[.H19];[.I19];[.J19])/80" office:value-type="float" office:value="97.5" calcext:value-type="float">
            <text:p>97.5</text:p>
          </table:table-cell>
          <table:table-cell office:value-type="float" office:value="8" calcext:value-type="float">
            <text:p>8</text:p>
          </table:table-cell>
          <table:table-cell table:formula="of:=SUM(3*[.G19];3*[.K19];3*[.L19];10*[.M19])/100" office:value-type="float" office:value="8.345" calcext:value-type="float">
            <text:p>8.345</text:p>
          </table:table-cell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vines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100*SUM([.B20];[.C20];[.D20];[.E20];[.F20];[.H20];[.I20];[.J20])/80" office:value-type="float" office:value="86.875" calcext:value-type="float">
            <text:p>86.875</text:p>
          </table:table-cell>
          <table:table-cell office:value-type="float" office:value="10" calcext:value-type="float">
            <text:p>10</text:p>
          </table:table-cell>
          <table:table-cell table:formula="of:=SUM(3*[.G20];3*[.K20];3*[.L20];10*[.M20])/100" office:value-type="float" office:value="7.08625" calcext:value-type="float">
            <text:p>7.08625</text:p>
          </table:table-cell>
          <table:table-cell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ishna tadepalli</text:p>
          </table:table-cell>
          <table:table-cell table:number-columns-repeated="10"/>
          <table:table-cell table:formula="of:=100*SUM([.B21];[.C21];[.D21];[.E21];[.F21];[.H21];[.I21];[.J21])/80" office:value-type="float" office:value="0" calcext:value-type="float">
            <text:p>0</text:p>
          </table:table-cell>
          <table:table-cell/>
          <table:table-cell table:formula="of:=SUM(3*[.G21];3*[.K21];3*[.L21];10*[.M21])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shal vijay padole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100*SUM([.B22];[.C22];[.D22];[.E22];[.F22];[.H22];[.I22];[.J22])/80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formula="of:=SUM(3*[.G22];3*[.K22];3*[.L22];10*[.M22])/100" office:value-type="float" office:value="8.09" calcext:value-type="float">
            <text:p>8.09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treyi vijay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100*SUM([.B23];[.C23];[.D23];[.E23];[.F23];[.H23];[.I23];[.J23])/80" office:value-type="float" office:value="93.75" calcext:value-type="float">
            <text:p>93.75</text:p>
          </table:table-cell>
          <table:table-cell office:value-type="float" office:value="10" calcext:value-type="float">
            <text:p>10</text:p>
          </table:table-cell>
          <table:table-cell table:formula="of:=SUM(3*[.G23];3*[.K23];3*[.L23];10*[.M23])/100" office:value-type="float" office:value="7.8325" calcext:value-type="float">
            <text:p>7.832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akshay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100*SUM([.B24];[.C24];[.D24];[.E24];[.F24];[.H24];[.I24];[.J24])/80" office:value-type="float" office:value="93.75" calcext:value-type="float">
            <text:p>93.75</text:p>
          </table:table-cell>
          <table:table-cell office:value-type="float" office:value="9" calcext:value-type="float">
            <text:p>9</text:p>
          </table:table-cell>
          <table:table-cell table:formula="of:=SUM(3*[.G24];3*[.K24];3*[.L24];10*[.M24])/100" office:value-type="float" office:value="9.5625" calcext:value-type="float">
            <text:p>9.562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 v aswannth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*SUM([.B25];[.C25];[.D25];[.E25];[.F25];[.H25];[.I25];[.J25])/80" office:value-type="float" office:value="99.375" calcext:value-type="float">
            <text:p>99.375</text:p>
          </table:table-cell>
          <table:table-cell office:value-type="float" office:value="9" calcext:value-type="float">
            <text:p>9</text:p>
          </table:table-cell>
          <table:table-cell table:formula="of:=SUM(3*[.G25];3*[.K25];3*[.L25];10*[.M25])/100" office:value-type="float" office:value="9.31125" calcext:value-type="float">
            <text:p>9.3112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arth nayana ramesh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100*SUM([.B26];[.C26];[.D26];[.E26];[.F26];[.H26];[.I26];[.J26])/80" office:value-type="float" office:value="95.625" calcext:value-type="float">
            <text:p>95.625</text:p>
          </table:table-cell>
          <table:table-cell office:value-type="float" office:value="7" calcext:value-type="float">
            <text:p>7</text:p>
          </table:table-cell>
          <table:table-cell table:formula="of:=SUM(3*[.G26];3*[.K26];3*[.L26];10*[.M26])/100" office:value-type="float" office:value="6.83875" calcext:value-type="float">
            <text:p>6.83875</text:p>
          </table:table-cell>
          <table:table-cell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tarsi ghosal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100*SUM([.B27];[.C27];[.D27];[.E27];[.F27];[.H27];[.I27];[.J27])/80" office:value-type="float" office:value="88.125" calcext:value-type="float">
            <text:p>88.125</text:p>
          </table:table-cell>
          <table:table-cell office:value-type="float" office:value="7" calcext:value-type="float">
            <text:p>7</text:p>
          </table:table-cell>
          <table:table-cell table:formula="of:=SUM(3*[.G27];3*[.K27];3*[.L27];10*[.M27])/100" office:value-type="float" office:value="8.08375" calcext:value-type="float">
            <text:p>8.0837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vesh sunil bandhaokar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100*SUM([.B28];[.C28];[.D28];[.E28];[.F28];[.H28];[.I28];[.J28])/8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SUM(3*[.G28];3*[.K28];3*[.L28];10*[.M28])/100" office:value-type="float" office:value="6.79" calcext:value-type="float">
            <text:p>6.79</text:p>
          </table:table-cell>
          <table:table-cell office:value-type="string" calcext:value-type="string">
            <text:p>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yantan chakrabort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100*SUM([.B29];[.C29];[.D29];[.E29];[.F29];[.H29];[.I29];[.J29])/80" office:value-type="float" office:value="98.125" calcext:value-type="float">
            <text:p>98.125</text:p>
          </table:table-cell>
          <table:table-cell office:value-type="float" office:value="7" calcext:value-type="float">
            <text:p>7</text:p>
          </table:table-cell>
          <table:table-cell table:formula="of:=SUM(3*[.G29];3*[.K29];3*[.L29];10*[.M29])/100" office:value-type="float" office:value="8.50375" calcext:value-type="float">
            <text:p>8.50375</text:p>
          </table:table-cell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nkar ram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100*SUM([.B30];[.C30];[.D30];[.E30];[.F30];[.H30];[.I30];[.J30])/80" office:value-type="float" office:value="98.125" calcext:value-type="float">
            <text:p>98.125</text:p>
          </table:table-cell>
          <table:table-cell office:value-type="float" office:value="10" calcext:value-type="float">
            <text:p>10</text:p>
          </table:table-cell>
          <table:table-cell table:formula="of:=SUM(3*[.G30];3*[.K30];3*[.L30];10*[.M30])/100" office:value-type="float" office:value="7.84375" calcext:value-type="float">
            <text:p>7.8437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ubham saha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100*SUM([.B31];[.C31];[.D31];[.E31];[.F31];[.H31];[.I31];[.J31])/80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SUM(3*[.G31];3*[.K31];3*[.L31];10*[.M31])/100" office:value-type="float" office:value="8.99" calcext:value-type="float">
            <text:p>8.99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dharth g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00*SUM([.B32];[.C32];[.D32];[.E32];[.F32];[.H32];[.I32];[.J32])/80" office:value-type="float" office:value="92.5" calcext:value-type="float">
            <text:p>92.5</text:p>
          </table:table-cell>
          <table:table-cell office:value-type="float" office:value="10" calcext:value-type="float">
            <text:p>10</text:p>
          </table:table-cell>
          <table:table-cell table:formula="of:=SUM(3*[.G32];3*[.K32];3*[.L32];10*[.M32])/100" office:value-type="float" office:value="9.565" calcext:value-type="float">
            <text:p>9.56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dharth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*SUM([.B33];[.C33];[.D33];[.E33];[.F33];[.H33];[.I33];[.J33])/80" office:value-type="float" office:value="98.125" calcext:value-type="float">
            <text:p>98.125</text:p>
          </table:table-cell>
          <table:table-cell office:value-type="float" office:value="10" calcext:value-type="float">
            <text:p>10</text:p>
          </table:table-cell>
          <table:table-cell table:formula="of:=SUM(3*[.G33];3*[.K33];3*[.L33];10*[.M33])/100" office:value-type="float" office:value="9.64375" calcext:value-type="float">
            <text:p>9.643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nath dake</text:p>
          </table:table-cell>
          <table:table-cell table:number-columns-repeated="10"/>
          <table:table-cell table:formula="of:=100*SUM([.B34];[.C34];[.D34];[.E34];[.F34];[.H34];[.I34];[.J34])/80" office:value-type="float" office:value="0" calcext:value-type="float">
            <text:p>0</text:p>
          </table:table-cell>
          <table:table-cell/>
          <table:table-cell table:formula="of:=SUM(3*[.G34];3*[.K34];3*[.L34];10*[.M34])/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yajit ro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100*SUM([.B35];[.C35];[.D35];[.E35];[.F35];[.H35];[.I35];[.J35])/80" office:value-type="float" office:value="98.125" calcext:value-type="float">
            <text:p>98.125</text:p>
          </table:table-cell>
          <table:table-cell office:value-type="float" office:value="6" calcext:value-type="float">
            <text:p>6</text:p>
          </table:table-cell>
          <table:table-cell table:formula="of:=SUM(3*[.G35];3*[.K35];3*[.L35];10*[.M35])/100" office:value-type="float" office:value="8.49375" calcext:value-type="float">
            <text:p>8.49375</text:p>
          </table:table-cell>
          <table:table-cell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jjwal kr san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100*SUM([.B36];[.C36];[.D36];[.E36];[.F36];[.H36];[.I36];[.J36])/80" office:value-type="float" office:value="96.875" calcext:value-type="float">
            <text:p>96.875</text:p>
          </table:table-cell>
          <table:table-cell office:value-type="float" office:value="7" calcext:value-type="float">
            <text:p>7</text:p>
          </table:table-cell>
          <table:table-cell table:formula="of:=SUM(3*[.G36];3*[.K36];3*[.L36];10*[.M36])/100" office:value-type="float" office:value="7.74625" calcext:value-type="float">
            <text:p>7.74625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abrata bhattachary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100*SUM([.B37];[.C37];[.D37];[.E37];[.F37];[.H37];[.I37];[.J37])/80" office:value-type="float" office:value="95.625" calcext:value-type="float">
            <text:p>95.625</text:p>
          </table:table-cell>
          <table:table-cell office:value-type="float" office:value="9" calcext:value-type="float">
            <text:p>9</text:p>
          </table:table-cell>
          <table:table-cell table:formula="of:=SUM(3*[.G37];3*[.K37];3*[.L37];10*[.M37])/100" office:value-type="float" office:value="9.19875" calcext:value-type="float">
            <text:p>9.19875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hi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A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2:08:01.367556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9:50:42.902231437</meta:creation-date>
    <dc:date>2018-05-04T12:59:14.269313685</dc:date>
    <meta:editing-duration>PT6H59M36S</meta:editing-duration>
    <meta:editing-cycles>60</meta:editing-cycles>
    <meta:generator>LibreOffice/5.1.6.2$Linux_X86_64 LibreOffice_project/10m0$Build-2</meta:generator>
    <meta:document-statistic meta:table-count="1" meta:cell-count="510" meta:object-count="0"/>
  </office:meta>
</office:document-meta>
</file>